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e6864"/>
    </style:style>
    <style:style style:name="P10" style:family="paragraph" style:parent-style-name="Text_20_body" style:list-style-name="L1">
      <style:text-properties officeooo:paragraph-rsid="004cb13c"/>
    </style:style>
    <style:style style:name="P11" style:family="paragraph" style:parent-style-name="Text_20_body" style:list-style-name="L1">
      <style:text-properties officeooo:paragraph-rsid="00214ecb"/>
    </style:style>
    <style:style style:name="P12" style:family="paragraph" style:parent-style-name="Text_20_body" style:list-style-name="L1">
      <style:text-properties officeooo:paragraph-rsid="004dce2e"/>
    </style:style>
    <style:style style:name="P13" style:family="paragraph" style:parent-style-name="Text_20_body" style:list-style-name="L1">
      <style:text-properties officeooo:paragraph-rsid="0030199d"/>
    </style:style>
    <style:style style:name="P14" style:family="paragraph" style:parent-style-name="Text_20_body" style:list-style-name="L1">
      <style:text-properties officeooo:rsid="000f1357" officeooo:paragraph-rsid="000f1357"/>
    </style:style>
    <style:style style:name="P15" style:family="paragraph" style:parent-style-name="Text_20_body" style:list-style-name="L1">
      <style:paragraph-properties fo:text-align="start" style:justify-single-word="false"/>
      <style:text-properties officeooo:rsid="000f1357" officeooo:paragraph-rsid="000f1357"/>
    </style:style>
    <style:style style:name="P16" style:family="paragraph" style:parent-style-name="Text_20_body" style:list-style-name="L3">
      <style:text-properties officeooo:rsid="000f1357" officeooo:paragraph-rsid="000f1357"/>
    </style:style>
    <style:style style:name="P17" style:family="paragraph" style:parent-style-name="Text_20_body" style:list-style-name="L1">
      <style:text-properties officeooo:rsid="001d272d" officeooo:paragraph-rsid="001d272d"/>
    </style:style>
    <style:style style:name="P18" style:family="paragraph" style:parent-style-name="Text_20_body" style:list-style-name="L1">
      <style:text-properties officeooo:rsid="0012e58a" officeooo:paragraph-rsid="0012e58a"/>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2">
      <style:text-properties officeooo:paragraph-rsid="00376cd7"/>
    </style:style>
    <style:style style:name="P22" style:family="paragraph" style:parent-style-name="Text_20_body" style:list-style-name="L2">
      <style:text-properties officeooo:paragraph-rsid="004a4fe2"/>
    </style:style>
    <style:style style:name="P23" style:family="paragraph" style:parent-style-name="Text_20_body" style:list-style-name="L2">
      <style:text-properties officeooo:rsid="0035a3d1" officeooo:paragraph-rsid="0035a3d1"/>
    </style:style>
    <style:style style:name="P24" style:family="paragraph" style:parent-style-name="Text_20_body" style:list-style-name="L3">
      <style:text-properties fo:font-weight="bold" officeooo:rsid="000f1357" officeooo:paragraph-rsid="000f1357" style:font-weight-asian="bold" style:font-weight-complex="bold"/>
    </style:style>
    <style:style style:name="P25" style:family="paragraph" style:parent-style-name="Text_20_body" style:list-style-name="L2">
      <style:text-properties fo:font-weight="bold" officeooo:rsid="0035a3d1" officeooo:paragraph-rsid="004a4fe2" fo:background-color="transparent" style:font-weight-asian="bold" style:font-weight-complex="bold"/>
    </style:style>
    <style:style style:name="P26" style:family="paragraph" style:parent-style-name="Text_20_body" style:list-style-name="L3">
      <style:text-properties fo:font-weight="normal" officeooo:rsid="00480205" officeooo:paragraph-rsid="00480205" style:font-weight-asian="normal" style:font-weight-complex="normal"/>
    </style:style>
    <style:style style:name="P27" style:family="paragraph" style:parent-style-name="Text_20_body" style:list-style-name="L3">
      <style:text-properties fo:font-weight="normal" officeooo:rsid="0049f381" officeooo:paragraph-rsid="0049f381" style:font-weight-asian="normal" style:font-weight-complex="normal"/>
    </style:style>
    <style:style style:name="P28" style:family="paragraph" style:parent-style-name="Text_20_body" style:list-style-name="L2">
      <style:text-properties fo:font-weight="normal" officeooo:rsid="00370bae" officeooo:paragraph-rsid="004a4fe2" fo:background-color="transparent" style:font-weight-asian="normal" style:font-weight-complex="normal"/>
    </style:style>
    <style:style style:name="P29" style:family="paragraph" style:parent-style-name="Text_20_body" style:list-style-name="L2">
      <style:text-properties fo:font-weight="normal" officeooo:rsid="00480e79" officeooo:paragraph-rsid="004a4fe2" fo:background-color="transparent" style:font-weight-asian="normal" style:font-weight-complex="normal"/>
    </style:style>
    <style:style style:name="P30" style:family="paragraph" style:parent-style-name="Text_20_body" style:list-style-name="L3">
      <style:text-properties officeooo:paragraph-rsid="0013eae9"/>
    </style:style>
    <style:style style:name="P31" style:family="paragraph" style:parent-style-name="Text_20_body" style:list-style-name="L3">
      <style:text-properties officeooo:rsid="003bfcae" officeooo:paragraph-rsid="003bfcae"/>
    </style:style>
    <style:style style:name="P32" style:family="paragraph" style:parent-style-name="Text_20_body" style:list-style-name="L3">
      <style:text-properties officeooo:rsid="0049f381" officeooo:paragraph-rsid="0049f381"/>
    </style:style>
    <style:style style:name="P33" style:family="paragraph" style:parent-style-name="Text_20_body" style:list-style-name="L3">
      <style:text-properties officeooo:rsid="0042ab1a" officeooo:paragraph-rsid="0042ab1a"/>
    </style:style>
    <style:style style:name="T1" style:family="text">
      <style:text-properties officeooo:rsid="0019f4bd"/>
    </style:style>
    <style:style style:name="T2" style:family="text">
      <style:text-properties officeooo:rsid="001d272d"/>
    </style:style>
    <style:style style:name="T3" style:family="text">
      <style:text-properties officeooo:rsid="001e3880"/>
    </style:style>
    <style:style style:name="T4" style:family="text">
      <style:text-properties officeooo:rsid="001e9043"/>
    </style:style>
    <style:style style:name="T5" style:family="text">
      <style:text-properties officeooo:rsid="001fb787"/>
    </style:style>
    <style:style style:name="T6" style:family="text">
      <style:text-properties officeooo:rsid="00110c4b"/>
    </style:style>
    <style:style style:name="T7" style:family="text">
      <style:text-properties officeooo:rsid="0012e58a"/>
    </style:style>
    <style:style style:name="T8" style:family="text">
      <style:text-properties officeooo:rsid="002e6864"/>
    </style:style>
    <style:style style:name="T9" style:family="text">
      <style:text-properties officeooo:rsid="0031e965"/>
    </style:style>
    <style:style style:name="T10" style:family="text">
      <style:text-properties officeooo:rsid="0033a756"/>
    </style:style>
    <style:style style:name="T11" style:family="text">
      <style:text-properties officeooo:rsid="0033a8f1"/>
    </style:style>
    <style:style style:name="T12" style:family="text">
      <style:text-properties officeooo:rsid="0036dfe9"/>
    </style:style>
    <style:style style:name="T13" style:family="text">
      <style:text-properties officeooo:rsid="0013eae9" fo:background-color="transparent" loext:char-shading-value="0"/>
    </style:style>
    <style:style style:name="T14" style:family="text">
      <style:text-properties officeooo:rsid="0036dfe9" fo:background-color="transparent" loext:char-shading-value="0"/>
    </style:style>
    <style:style style:name="T15" style:family="text">
      <style:text-properties officeooo:rsid="00390d94" fo:background-color="transparent" loext:char-shading-value="0"/>
    </style:style>
    <style:style style:name="T16" style:family="text">
      <style:text-properties officeooo:rsid="0039aa43" fo:background-color="transparent" loext:char-shading-value="0"/>
    </style:style>
    <style:style style:name="T17" style:family="text">
      <style:text-properties officeooo:rsid="003d0685" fo:background-color="transparent" loext:char-shading-value="0"/>
    </style:style>
    <style:style style:name="T18" style:family="text">
      <style:text-properties officeooo:rsid="002cfa3e" fo:background-color="transparent" loext:char-shading-value="0"/>
    </style:style>
    <style:style style:name="T19" style:family="text">
      <style:text-properties officeooo:rsid="004c9a19" fo:background-color="transparent" loext:char-shading-value="0"/>
    </style:style>
    <style:style style:name="T20" style:family="text">
      <style:text-properties fo:background-color="transparent" loext:char-shading-value="0"/>
    </style:style>
    <style:style style:name="T21" style:family="text">
      <style:text-properties officeooo:rsid="00172ca0" fo:background-color="transparent" loext:char-shading-value="0"/>
    </style:style>
    <style:style style:name="T22" style:family="text">
      <style:text-properties officeooo:rsid="00214ecb" fo:background-color="transparent" loext:char-shading-value="0"/>
    </style:style>
    <style:style style:name="T23" style:family="text">
      <style:text-properties officeooo:rsid="0021a258" fo:background-color="transparent" loext:char-shading-value="0"/>
    </style:style>
    <style:style style:name="T24" style:family="text">
      <style:text-properties officeooo:rsid="0025ce0a" fo:background-color="transparent" loext:char-shading-value="0"/>
    </style:style>
    <style:style style:name="T25" style:family="text">
      <style:text-properties officeooo:rsid="004cb13c" fo:background-color="transparent" loext:char-shading-value="0"/>
    </style:style>
    <style:style style:name="T26" style:family="text">
      <style:text-properties officeooo:rsid="0012e58a" fo:background-color="transparent" loext:char-shading-value="0"/>
    </style:style>
    <style:style style:name="T27" style:family="text">
      <style:text-properties officeooo:rsid="002a89e7" fo:background-color="transparent" loext:char-shading-value="0"/>
    </style:style>
    <style:style style:name="T28" style:family="text">
      <style:text-properties officeooo:rsid="001fbecd" fo:background-color="transparent" loext:char-shading-value="0"/>
    </style:style>
    <style:style style:name="T29" style:family="text">
      <style:text-properties officeooo:rsid="001e9043" fo:background-color="transparent" loext:char-shading-value="0"/>
    </style:style>
    <style:style style:name="T30" style:family="text">
      <style:text-properties officeooo:rsid="001e3880" fo:background-color="transparent" loext:char-shading-value="0"/>
    </style:style>
    <style:style style:name="T31" style:family="text">
      <style:text-properties officeooo:rsid="004f586e" fo:background-color="transparent" loext:char-shading-value="0"/>
    </style:style>
    <style:style style:name="T32" style:family="text">
      <style:text-properties fo:font-weight="normal" officeooo:rsid="00480e79" fo:background-color="transparent" loext:char-shading-value="0" style:font-weight-asian="normal" style:font-weight-complex="normal"/>
    </style:style>
    <style:style style:name="T33" style:family="text">
      <style:text-properties fo:font-weight="normal" officeooo:rsid="0036dfe9" fo:background-color="transparent" loext:char-shading-value="0" style:font-weight-asian="normal" style:font-weight-complex="normal"/>
    </style:style>
    <style:style style:name="T34" style:family="text">
      <style:text-properties fo:font-weight="normal" officeooo:rsid="0048f708" fo:background-color="transparent" loext:char-shading-value="0" style:font-weight-asian="normal" style:font-weight-complex="normal"/>
    </style:style>
    <style:style style:name="T35" style:family="text">
      <style:text-properties fo:font-style="normal" style:text-underline-style="none" fo:font-weight="normal" officeooo:rsid="003aa898" fo:background-color="transparent" loext:char-shading-value="0" style:font-style-asian="normal" style:font-weight-asian="normal" style:font-style-complex="normal" style:font-weight-complex="normal"/>
    </style:style>
    <style:style style:name="T36" style:family="text">
      <style:text-properties fo:font-style="normal" style:text-underline-style="none" fo:font-weight="normal" officeooo:rsid="003d0685" fo:background-color="transparent" loext:char-shading-value="0" style:font-style-asian="normal" style:font-weight-asian="normal" style:font-style-complex="normal" style:font-weight-complex="normal"/>
    </style:style>
    <style:style style:name="T37" style:family="text">
      <style:text-properties fo:font-style="normal" style:text-underline-style="none" fo:font-weight="normal" officeooo:rsid="004f586e" fo:background-color="transparent" loext:char-shading-value="0" style:font-style-asian="normal" style:font-weight-asian="normal" style:font-style-complex="normal" style:font-weight-complex="normal"/>
    </style:style>
    <style:style style:name="T38" style:family="text">
      <style:text-properties officeooo:rsid="00376cd7"/>
    </style:style>
    <style:style style:name="T39" style:family="text">
      <style:text-properties officeooo:rsid="003c8712"/>
    </style:style>
    <style:style style:name="T40" style:family="text">
      <style:text-properties officeooo:rsid="003f2433"/>
    </style:style>
    <style:style style:name="T41" style:family="text">
      <style:text-properties officeooo:rsid="0043743b"/>
    </style:style>
    <style:style style:name="T42" style:family="text">
      <style:text-properties officeooo:rsid="00473643"/>
    </style:style>
    <style:style style:name="T43" style:family="text">
      <style:text-properties officeooo:rsid="0049f381"/>
    </style:style>
    <style:style style:name="T44" style:family="text">
      <style:text-properties officeooo:rsid="0048f708"/>
    </style:style>
    <style:style style:name="T45" style:family="text">
      <style:text-properties officeooo:rsid="004c9a19"/>
    </style:style>
    <style:style style:name="T46" style:family="text">
      <style:text-properties officeooo:rsid="00194dc9"/>
    </style:style>
    <style:style style:name="T47" style:family="text">
      <style:text-properties officeooo:rsid="004cb13c"/>
    </style:style>
    <style:style style:name="T48" style:family="text">
      <style:text-properties officeooo:rsid="00214ecb"/>
    </style:style>
    <style:style style:name="T49" style:family="text">
      <style:text-properties officeooo:rsid="004dce2e"/>
    </style:style>
    <style:style style:name="T50" style:family="text">
      <style:text-properties officeooo:rsid="004f586e"/>
    </style:style>
    <style:style style:name="T51" style:family="text">
      <style:text-properties officeooo:rsid="0030199d"/>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1354788453" text:style-name="L1">
        <text:list-item>
          <text:p text:style-name="P14"/>
          <text:list>
            <text:list-item>
              <text:p text:style-name="P7"><text:span text:style-name="T6">Such communication may be in order </text:span><text:span text:style-name="T3">to share application s</text:span><text:span text:style-name="T30">pecific logic. </text:span><text:span text:style-name="T28">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29">.</text:span><text:span text:style-name="T28"> </text:span></text:p>
            </text:list-item>
            <text:list-item>
              <text:p text:style-name="P17">This communication can take place through the use of shared objects. <text:span text:style-name="T4">This may be through using a synchronization variable in order to share state between two threads.</text:span></text:p>
            </text:list-item>
            <text:list-item>
              <text:p text:style-name="P18">The problems that can result from inter-process communication are <text:span text:style-name="T2">dependent on the checks <text:s/>on the threads implemented by the programmer. If these checks are implemented poorly they may lead to </text:span><text:span text:style-name="T5">a </text:span><text:span text:style-name="T2">desired action never taking place, or that the desired action takes place too many times </text:span><text:span text:style-name="T5">(lack of liveness or lack of safety).</text:span></text:p>
            </text:list-item>
          </text:list>
        </text:list-item>
        <text:list-item>
          <text:p text:style-name="P8"><text:span text:style-name="T7">A critical region is an area in code or a variable that is shared between threads in a multi-threaded program. </text:span><text:span text:style-name="T26">A process </text:span><text:span text:style-name="T24">can</text:span><text:span text:style-name="T27"> be interrupted while in a critical section, </text:span><text:span text:style-name="T19">but this should be avoided</text:span><text:span text:style-name="T27"> in order to protect the locks data structures</text:span></text:p>
        </text:list-item>
        <text:list-item>
          <text:p text:style-name="P8"/>
          <text:p text:style-name="P10"><text:span text:style-name="T21">B</text:span><text:span text:style-name="T22">locking is done through condition variables. This is more efficient than polling. </text:span><text:span text:style-name="T23">A condition variable has three methods; wait() which releases the suspends the thread that called it and releases the lock. When the thread returns to execution the lock is re-a</text:span><text:span text:style-name="T19">c</text:span><text:span text:style-name="T23">quired and execution of the thread proceeds. Signal() </text:span><text:span text:style-name="T25">is called by the thread which has the lock before it releases the lock. The lock is given to the first thread in the queue. </text:span></text:p>
          <text:p text:style-name="P10"><text:span text:style-name="T24">B</text:span><text:span text:style-name="T23">roadcast() </text:span><text:span text:style-name="T24">wakes up every thread that is waiting on the condition variable and </text:span><text:span text:style-name="T25">the thread that first manages to acquire the lock resumes execution</text:span><text:span text:style-name="T24">. </text:span></text:p>
          <text:p text:style-name="P11"><text:span text:style-name="T22">Polling is to repeatedly check the shared</text:span><text:span text:style-name="T48"> state </text:span><text:span text:style-name="T47">of the lock </text:span><text:span text:style-name="T48">to see if it has changed. this approach is inefficient: the waiting thread continually loops, or busy-waits, consuming processor cycles without making useful progress. Worse, busy-waiting can delay the scheduling of </text:span><text:span text:style-name="T47">the thread that has the lock, increasing the time that it has to hold the lock</text:span><text:span text:style-name="T48">. </text:span><text:span text:style-name="T47">But for short waits it is more efficient than de-scheduling the thread as you have to do with a condition variable.</text:span></text:p>
        </text:list-item>
        <text:list-item>
          <text:p text:style-name="P12"><text:soft-page-break/><text:span text:style-name="T46">A race condition is when a program has threads whose interleaving</text:span><text:span text:style-name="T50">s</text:span><text:span text:style-name="T46"> affect </text:span><text:span text:style-name="T45">each other</text:span><text:span text:style-name="T46"> and which therefore has an effect on the execution of the program. </text:span></text:p>
          <text:p text:style-name="P12"><text:span text:style-name="T46">A real world example may be room</text:span><text:span text:style-name="T45">m</text:span><text:span text:style-name="T46">ates </text:span><text:span text:style-name="T1">taking care of a cat together. If the communication between them is not sufficient they may end up feeding the cat twice as often, or perhaps not at all. Here the behaviour of one room</text:span><text:span text:style-name="T45">m</text:span><text:span text:style-name="T1">ate </text:span><text:span text:style-name="T49">(a thread) </text:span><text:span text:style-name="T1">depends on whether or not the other has fed the</text:span><text:span text:style-name="T49"> cat (the execution of the other thread),</text:span><text:span text:style-name="T1"> making this a race condition. </text:span></text:p>
        </text:list-item>
        <text:list-item>
          <text:p text:style-name="P15">A spin lock is when a thread waiting to acquire a lock is stuck in a loop, doing nothing but continuously checking whether or not the lock can be acquired yet. <text:span text:style-name="T20">Spin locks are used </text:span><text:span text:style-name="T18">to ensure that no thread can enter a critical section while another thread has acquired a lock </text:span><text:span text:style-name="T19">and if the average wait time is low, otherwise the thread will call wait()</text:span><text:span text:style-name="T18">.</text:span></text:p>
        </text:list-item>
        <text:list-item>
          <text:p text:style-name="P9"><text:span text:style-name="T8">The problem with multi-threaded programs on multi-cored architecture is that o</text:span>perations by a thread on one processor are interleaved with operations by other threads on other processors.</text:p>
          <text:p text:style-name="P9">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3"><text:span text:style-name="T51">MCS locks are an implementation of the lock abstraction that wo</text:span><text:span text:style-name="T50">r</text:span><text:span text:style-name="T51">ks best when there are a significant number of waiting threads, i.e the lock is the bottleneck. </text:span><text:span text:style-name="T50">It uses</text:span><text:span text:style-name="T9">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9">With many reader of a critical section the synchronization object can become a bottleneck because reading locks can only be acquired by one thread at a time. </text:span><text:span text:style-name="T10">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11">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2032466468" text:style-name="L2">
        <text:list-item>
          <text:p text:style-name="P20"><text:span text:style-name="T13">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resource starvation, </text:span><text:span text:style-name="T31">but it is not the only type of starvation</text:span><text:span text:style-name="T13">. For example a writing thread might starve if reading threads are arriving frequently enough to give the writing thread no </text:span><text:soft-page-break/><text:span text:style-name="T13">chance to acquire a writing lock. This example is not a deadlock, as there is </text:span><text:span text:style-name="T14">no wait while holding, which is required for deadlocks</text:span><text:span text:style-name="T13">.</text:span></text:p>
        </text:list-item>
        <text:list-item>
          <text:p text:style-name="P23">The four necessary conditions are:</text:p>
          <text:list>
            <text:list-item>
              <text:p text:style-name="P25">Bounded resources</text:p>
              <text:list>
                <text:list-header>
                  <text:p text:style-name="P29">No system can have an infinite amount of resources, so this is an inherent property of every single operating system.</text:p>
                </text:list-header>
              </text:list>
            </text:list-item>
            <text:list-item>
              <text:p text:style-name="P25">No preemption</text:p>
              <text:list>
                <text:list-header>
                  <text:p text:style-name="P29"><text:span text:style-name="T12">W</text:span>hen a thread acquires a resource, this resource cannot be released until the thread itself chooses to release it. <text:span text:style-name="T44">A thread can be forced to give up a lock if a deadlock is detected (e.g. forcing a thread to stop execution), so this is not inherent</text:span></text:p>
                </text:list-header>
              </text:list>
            </text:list-item>
            <text:list-item>
              <text:p text:style-name="P25">Wait while holding<text:span text:style-name="T12"> </text:span></text:p>
              <text:list>
                <text:list-header>
                  <text:p text:style-name="P22"><text:span text:style-name="T32">Not inherent</text:span><text:span text:style-name="T33"> in an operating system due to </text:span><text:span text:style-name="T34">being able to design a program where threads have to atomically acquire both locks when it needs to acquire two locks.</text:span></text:p>
                </text:list-header>
              </text:list>
            </text:list-item>
            <text:list-item>
              <text:p text:style-name="P25">Circular waiting</text:p>
              <text:list>
                <text:list-header>
                  <text:p text:style-name="P28">This is not inherent, as this has to do with the design of an individual program, if the program never requires more than one thread to acquire more than one lock, then deadlocks cannot happen.</text:p>
                </text:list-header>
              </text:list>
            </text:list-item>
          </text:list>
        </text:list-item>
        <text:list-item>
          <text:p text:style-name="P21"><text:span text:style-name="T38">The operating system can generate a graph with resources and threads being nodes. The thread-nodes are connected by either a thread acquiring a resource or waiting for a resource. If this graph has a loop, there is a deadlock. </text:span></text:p>
        </text:list-item>
      </text:list>
      <text:h text:style-name="P6" text:outline-level="1">Scheduling</text:h>
      <text:list xml:id="list2326176272" text:style-name="L3">
        <text:list-item>
          <text:p text:style-name="P16">Uniprocessor scheduling</text:p>
          <text:list>
            <text:list-item>
              <text:p text:style-name="P30"><text:span text:style-name="T31">FIFO</text:span><text:span text:style-name="T15"> is optimal when there is a large</text:span><text:span text:style-name="T16"> amount of tasks, </text:span><text:span text:style-name="T17">each task is close to the same size</text:span><text:span text:style-name="T16"> </text:span><text:span text:style-name="T35">and ideally switching between tasks </text:span><text:span text:style-name="T36">only when one</text:span><text:span text:style-name="T35"> completes. </text:span><text:span text:style-name="T37">FIFO</text:span><text:span text:style-name="T35"> optimizes this situation because it is the simplest scheduling algorithm and therefore minimizes overhead and allows the most amount of time to be spent on performing the tasks</text:span></text:p>
            </text:list-item>
            <text:list-item>
              <text:p text:style-name="P16"/>
              <text:p text:style-name="P31"><text:span text:style-name="T41">MFQ </text:span>Combines <text:span text:style-name="T39">the low overhead from first-in-first-out </text:span><text:span text:style-name="T40">and it runs the short tasks quickly like SJF. It avoid resource starvation by letting every task make progress like round robin. A MFQ is a jack of all trades, but master of none, which can be viewed as a weakness in certain situations when the need for one aspect far overshadows the need for the others.</text:span></text:p>
            </text:list-item>
          </text:list>
        </text:list-item>
        <text:list-item>
          <text:p text:style-name="P16">Multi-core scheduling</text:p>
          <text:list>
            <text:list-item>
              <text:p text:style-name="P16"><text:span text:style-name="T43">A</text:span> uniprocessor scheduler running on a multi-core system <text:span text:style-name="T43">is inefficient primarily because of:</text:span></text:p>
              <text:p text:style-name="P24"><text:soft-page-break/>Contention for the MFQ lock.</text:p>
              <text:p text:style-name="P26">If the queue is centralized and has a lock in order to ensure that only one processor can modify the data structure at a time, then the lock can become a bottleneck depending on how much work each processor can do before it needs to acquire the lock. This problem gets worse with more processor if there is still only one lock.</text:p>
              <text:p text:style-name="P24"><text:span text:style-name="T42">Cache </text:span>Coherence Overhead.</text:p>
              <text:p text:style-name="P27">Every time a processor wants to interact with the MFQ it needs to first acquire the lock and then fetch the state of the MFQ from the cache of the processor that held it last. As the multiple processors have different caches this is much slower than reading from a local cache, which also causes the MFQ-lock to be held for longer. </text:p>
              <text:p text:style-name="P24">Limited Cache Reuse.</text:p>
              <text:p text:style-name="P32">Another problem due to the processors not sharing a cache. If a thread is scheduled on different processors each time it is scheduled, it will be unable to reuse any data that remains in the cache from the last time it was scheduled. </text:p>
            </text:list-item>
            <text:list-item>
              <text:p text:style-name="P33">Work stealing is a work-conserving scheduling policy <text:span text:style-name="T41">where each tasks on a processor can create new work which is then placed in the given processors work queue, when a processor finishes its own tasks it can “steal” work from other processors’ queues, which leads to the scheduling policy being work-conserving, as the processor should never run out of work as long as there are tasks that need to be done.</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30T12:28:18.613126772</dc:date>
    <meta:editing-duration>PT18H18M</meta:editing-duration>
    <meta:editing-cycles>21</meta:editing-cycles>
    <meta:document-statistic meta:table-count="0" meta:image-count="0" meta:object-count="0" meta:page-count="4" meta:paragraph-count="46" meta:word-count="1598" meta:character-count="9188" meta:non-whitespace-character-count="7643"/>
  </office:meta>
</office:document-meta>
</file>